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dddddd" draw:textarea-horizontal-align="justify" draw:textarea-vertical-align="middle" draw:auto-grow-height="false" fo:min-height="0.742cm" fo:min-width="0cm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25cm" draw:marker-start="Arrowheads_20_1" draw:marker-start-width="0.237cm" draw:marker-end="Arrowheads_20_1" draw:marker-end-width="0.237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102cm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51cm" draw:marker-start-width="0.355cm" draw:marker-end="Arrow_20_concave" draw:marker-end-width="0.203cm" draw:fill="none" draw:textarea-vertical-align="middle" fo:padding-top="0.15cm" fo:padding-bottom="0.15cm" fo:padding-left="0.275cm" fo:padding-right="0.275cm" draw:shadow-offset-x="0.203cm" draw:shadow-offset-y="0.203cm"/>
    </style:style>
    <style:style style:name="gr5" style:family="graphic" style:parent-style-name="standard">
      <style:graphic-properties draw:stroke="dash" draw:stroke-dash="Fine_20_Dashed" svg:stroke-width="0.051cm" svg:stroke-color="#000000" draw:marker-start-width="0.276cm" draw:marker-end-width="0.276cm" draw:fill="none" draw:textarea-horizontal-align="justify" draw:textarea-vertical-align="middle" draw:auto-grow-height="false" fo:min-height="1.82cm" fo:min-width="0.6cm" fo:padding-top="0.15cm" fo:padding-bottom="0.15cm" fo:padding-left="0.275cm" fo:padding-right="0.275cm"/>
    </style:style>
    <style:style style:name="gr6" style:family="graphic" style:parent-style-name="standard">
      <style:graphic-properties svg:stroke-width="0.025cm" svg:stroke-color="#000000" draw:marker-start-width="0.237cm" draw:marker-end-width="0.237cm" draw:fill="none" draw:textarea-vertical-align="middle" draw:auto-grow-height="false" fo:min-height="5.232cm" fo:min-width="0cm" fo:padding-top="0.137cm" fo:padding-bottom="0.137cm" fo:padding-left="0.262cm" fo:padding-right="0.262cm"/>
    </style:style>
    <style:style style:name="gr7" style:family="graphic" style:parent-style-name="standard">
      <style:graphic-properties svg:stroke-width="0.025cm" svg:stroke-color="#000000" draw:marker-start-width="0.237cm" draw:marker-end-width="0.237cm" draw:fill="none" draw:textarea-vertical-align="middle" draw:auto-grow-height="false" fo:min-height="5.314cm" fo:min-width="0cm" fo:padding-top="0.137cm" fo:padding-bottom="0.137cm" fo:padding-left="0.262cm" fo:padding-right="0.262cm"/>
    </style:style>
    <style:style style:name="gr8" style:family="graphic" style:parent-style-name="standard">
      <style:graphic-properties draw:stroke="none" svg:stroke-color="#000000" draw:fill="none" draw:fill-color="#ffffff" fo:min-height="0.893cm"/>
    </style:style>
    <style:style style:name="gr9" style:family="graphic" style:parent-style-name="objectwithoutfill">
      <style:graphic-properties svg:stroke-width="0.025cm" draw:marker-start-width="0.237cm" draw:marker-end="Arrow" draw:marker-end-width="0.152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line-height="80%" fo:text-align="center"/>
      <style:text-properties style:font-name="Helvetica" fo:font-size="12pt" style:font-size-asian="12pt" style:font-size-complex="12pt"/>
    </style:style>
    <style:style style:name="P3" style:family="paragraph">
      <style:paragraph-properties fo:line-height="80%"/>
      <style:text-properties style:font-name="Helvetica" fo:font-size="12pt" style:font-size-asian="12pt" style:font-size-complex="12pt"/>
    </style:style>
    <style:style style:name="P4" style:family="paragraph">
      <style:paragraph-properties fo:line-height="80%" fo:text-align="end"/>
      <style:text-properties style:font-name="Helvetica" fo:font-size="12pt" style:font-size-asian="12pt" style:font-size-complex="12pt"/>
    </style:style>
    <style:style style:name="T1" style:family="text">
      <style:text-properties style:font-name="Helvetica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508cm" svg:height="1.016cm" svg:x="3.939cm" svg:y="0.25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1.016cm" svg:x="3.939cm" svg:y="1.45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1.016cm" svg:x="5.039cm" svg:y="2.55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1.016cm" svg:x="5.039cm" svg:y="3.65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1.016cm" svg:x="6.226cm" svg:y="4.75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08cm" svg:height="1.016cm" svg:x="6.226cm" svg:y="0.554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.922cm" svg:y1="0.1cm" svg:x2="2.922cm" svg:y2="5.942cm">
            <text:p/>
          </draw:line>
          <draw:line draw:style-name="gr2" draw:text-style-name="P1" draw:layer="layout" svg:x1="7.822cm" svg:y1="0.1cm" svg:x2="7.822cm" svg:y2="5.942cm">
            <text:p/>
          </draw:line>
          <draw:line draw:style-name="gr3" draw:text-style-name="P1" draw:layer="layout" svg:x1="7.827cm" svg:y1="0.608cm" svg:x2="7.827cm" svg:y2="1.624cm">
            <text:p/>
          </draw:line>
          <draw:line draw:style-name="gr3" draw:text-style-name="P1" draw:layer="layout" svg:x1="7.827cm" svg:y1="2.543cm" svg:x2="7.827cm" svg:y2="3.559cm">
            <text:p/>
          </draw:line>
          <draw:line draw:style-name="gr3" draw:text-style-name="P1" draw:layer="layout" svg:x1="7.827cm" svg:y1="3.643cm" svg:x2="7.827cm" svg:y2="4.659cm">
            <text:p/>
          </draw:line>
          <draw:line draw:style-name="gr3" draw:text-style-name="P1" draw:layer="layout" svg:x1="7.827cm" svg:y1="4.743cm" svg:x2="7.827cm" svg:y2="5.759cm">
            <text:p/>
          </draw:line>
          <draw:line draw:style-name="gr3" draw:text-style-name="P1" draw:layer="layout" svg:x1="2.927cm" svg:y1="0.282cm" svg:x2="2.927cm" svg:y2="1.298cm">
            <text:p/>
          </draw:line>
          <draw:line draw:style-name="gr3" draw:text-style-name="P1" draw:layer="layout" svg:x1="2.927cm" svg:y1="1.482cm" svg:x2="2.927cm" svg:y2="2.498cm">
            <text:p/>
          </draw:line>
          <draw:line draw:style-name="gr3" draw:text-style-name="P1" draw:layer="layout" svg:x1="2.927cm" svg:y1="2.582cm" svg:x2="2.927cm" svg:y2="3.598cm">
            <text:p/>
          </draw:line>
          <draw:line draw:style-name="gr3" draw:text-style-name="P1" draw:layer="layout" svg:x1="2.927cm" svg:y1="3.682cm" svg:x2="2.927cm" svg:y2="4.698cm">
            <text:p/>
          </draw:line>
          <draw:line draw:style-name="gr4" draw:text-style-name="P1" draw:layer="layout" svg:x1="3.084cm" svg:y1="0.735cm" svg:x2="3.812cm" svg:y2="0.735cm">
            <text:p/>
          </draw:line>
          <draw:line draw:style-name="gr4" draw:text-style-name="P1" draw:layer="layout" svg:x1="3.084cm" svg:y1="1.935cm" svg:x2="3.812cm" svg:y2="1.935cm">
            <text:p/>
          </draw:line>
          <draw:line draw:style-name="gr4" draw:text-style-name="P1" draw:layer="layout" svg:x1="3.084cm" svg:y1="3.135cm" svg:x2="4.955cm" svg:y2="3.135cm">
            <text:p/>
          </draw:line>
          <draw:line draw:style-name="gr4" draw:text-style-name="P1" draw:layer="layout" svg:x1="3.084cm" svg:y1="4.135cm" svg:x2="4.955cm" svg:y2="4.135cm">
            <text:p/>
          </draw:line>
          <draw:line draw:style-name="gr4" draw:text-style-name="P1" draw:layer="layout" svg:x1="7.674cm" svg:y1="4.131cm" svg:x2="5.693cm" svg:y2="4.131cm">
            <text:p/>
          </draw:line>
          <draw:line draw:style-name="gr4" draw:text-style-name="P1" draw:layer="layout" svg:x1="7.674cm" svg:y1="5.235cm" svg:x2="6.86cm" svg:y2="5.235cm">
            <text:p/>
          </draw:line>
          <draw:line draw:style-name="gr4" draw:text-style-name="P1" draw:layer="layout" svg:x1="7.674cm" svg:y1="3.039cm" svg:x2="5.693cm" svg:y2="3.039cm">
            <text:p/>
          </draw:line>
          <draw:line draw:style-name="gr4" draw:text-style-name="P1" draw:layer="layout" svg:x1="7.674cm" svg:y1="1.135cm" svg:x2="6.86cm" svg:y2="1.135cm">
            <text:p/>
          </draw:line>
          <draw:custom-shape draw:style-name="gr5" draw:text-style-name="P1" draw:layer="layout" svg:width="1.626cm" svg:height="2.998cm" svg:x="4.523cm" svg:y="2.1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381cm" svg:height="5.588cm" svg:x="8.257cm" svg:y="0.227cm">
            <text:p/>
            <draw:enhanced-geometry svg:viewBox="0 0 21600 21600" draw:glue-points="0 0 0 21600 21600 10800" draw:text-areas="0 ?f9 7800 ?f10" draw:type="right-brace" draw:modifiers="510.144927536232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7" draw:text-style-name="P1" draw:layer="layout" svg:width="0.381cm" svg:height="5.588cm" svg:x="2.255cm" svg:y="0.228cm">
            <text:p/>
            <draw:enhanced-geometry svg:viewBox="0 0 21600 21600" draw:glue-points="0 0 0 21600 21600 10800" draw:text-areas="0 ?f9 7800 ?f10" draw:mirror-horizontal="true" draw:type="right-brace" draw:modifiers="510.144927536232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8" draw:text-style-name="P3" draw:layer="layout" svg:width="2.794cm" svg:height="1.349cm" svg:x="8.148cm" svg:y="2.271cm">
            <draw:text-box>
              <text:p text:style-name="P2"><text:span text:style-name="T1">Address</text:span><text:span text:style-name="T1"><text:line-break/></text:span><text:span text:style-name="T1">space 2</text:span></text:p>
            </draw:text-box>
          </draw:frame>
          <draw:frame draw:style-name="gr8" draw:text-style-name="P2" draw:layer="layout" svg:width="2.794cm" svg:height="1.349cm" svg:x="0cm" svg:y="2.271cm">
            <draw:text-box>
              <text:p text:style-name="P2"><text:span text:style-name="T1">Address</text:span><text:span text:style-name="T1"><text:line-break/></text:span><text:span text:style-name="T1">space 1</text:span></text:p>
            </draw:text-box>
          </draw:frame>
          <draw:frame draw:style-name="gr8" draw:text-style-name="P4" draw:layer="layout" svg:width="2.794cm" svg:height="1.349cm" svg:x="2.2cm" svg:y="4.698cm">
            <draw:text-box>
              <text:p text:style-name="P4"><text:span text:style-name="T1">shared pages</text:span></text:p>
            </draw:text-box>
          </draw:frame>
          <draw:line draw:style-name="gr9" draw:text-style-name="P1" draw:layer="layout" svg:x1="4.199cm" svg:y1="5.044cm" svg:x2="4.955cm" svg:y2="4.602cm">
            <text:p/>
          </draw:line>
          <draw:line draw:style-name="gr9" draw:text-style-name="P1" draw:layer="layout" svg:x1="4.193cm" svg:y1="5.053cm" svg:x2="4.955cm" svg:y2="3.27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922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Desnoyers</meta:initial-creator>
    <meta:creation-date>2015-06-21T11:54:25.380523135</meta:creation-date>
    <dc:date>2015-06-21T12:13:17.693017133</dc:date>
    <dc:creator>Peter Desnoyers</dc:creator>
    <meta:editing-duration>PT3M40S</meta:editing-duration>
    <meta:editing-cycles>1</meta:editing-cycles>
    <meta:document-statistic meta:object-count="33"/>
    <meta:generator>LibreOffice/4.3.7.2$Linux_ARM_EABI LibreOffice_project/430m0$Build-2</meta:generator>
  </office:meta>
</office:document-meta>
</file>